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top="0.101cm" fo:margin-bottom="0.101cm" loext:contextual-spacing="false" fo:line-height="115%"/>
      <style:text-properties fo:language="en" fo:country="US" officeooo:rsid="0013bcf1" officeooo:paragraph-rsid="0013bcf1"/>
    </style:style>
    <style:style style:name="P2" style:family="paragraph" style:parent-style-name="Standard">
      <style:paragraph-properties fo:margin-top="0.101cm" fo:margin-bottom="0.101cm" loext:contextual-spacing="false" fo:line-height="115%"/>
      <style:text-properties fo:language="en" fo:country="US" officeooo:rsid="001444f0" officeooo:paragraph-rsid="001444f0"/>
    </style:style>
    <style:style style:name="P3" style:family="paragraph" style:parent-style-name="Standard">
      <style:paragraph-properties fo:margin-top="0.101cm" fo:margin-bottom="0.101cm" loext:contextual-spacing="false" fo:line-height="115%"/>
      <style:text-properties fo:language="en" fo:country="US" officeooo:rsid="0019fb6e" officeooo:paragraph-rsid="0019fb6e"/>
    </style:style>
    <style:style style:name="P4" style:family="paragraph" style:parent-style-name="Standard">
      <style:paragraph-properties fo:margin-top="0.101cm" fo:margin-bottom="0.101cm" loext:contextual-spacing="false" fo:line-height="115%"/>
      <style:text-properties fo:language="en" fo:country="US" officeooo:rsid="001b1535" officeooo:paragraph-rsid="001b1535"/>
    </style:style>
    <style:style style:name="P5" style:family="paragraph" style:parent-style-name="Standard">
      <style:paragraph-properties fo:margin-top="0.101cm" fo:margin-bottom="0.101cm" loext:contextual-spacing="false" fo:line-height="115%"/>
      <style:text-properties fo:language="en" fo:country="US" officeooo:rsid="001b6fdb" officeooo:paragraph-rsid="001b6fdb"/>
    </style:style>
    <style:style style:name="P6" style:family="paragraph" style:parent-style-name="Standard">
      <style:paragraph-properties fo:margin-top="0.101cm" fo:margin-bottom="0.101cm" loext:contextual-spacing="false" fo:line-height="115%"/>
      <style:text-properties fo:language="en" fo:country="US" fo:font-weight="bold" officeooo:rsid="001b6fdb" officeooo:paragraph-rsid="001b6fdb" style:font-weight-asian="bold" style:font-weight-complex="bold"/>
    </style:style>
    <style:style style:name="P7" style:family="paragraph" style:parent-style-name="Standard">
      <style:paragraph-properties fo:margin-top="0.101cm" fo:margin-bottom="0.101cm" loext:contextual-spacing="false" fo:line-height="115%"/>
      <style:text-properties officeooo:paragraph-rsid="0016b199"/>
    </style:style>
    <style:style style:name="P8" style:family="paragraph" style:parent-style-name="Standard">
      <style:paragraph-properties fo:margin-top="0.101cm" fo:margin-bottom="0.101cm" loext:contextual-spacing="false" fo:line-height="115%"/>
      <style:text-properties officeooo:paragraph-rsid="0019fb6e"/>
    </style:style>
    <style:style style:name="P9" style:family="paragraph" style:parent-style-name="Text_20_body">
      <style:paragraph-properties fo:margin-top="0.101cm" fo:margin-bottom="0.101cm" loext:contextual-spacing="false" fo:line-height="115%" fo:text-align="justify" style:justify-single-word="false"/>
      <style:text-properties fo:language="en" fo:country="US" officeooo:rsid="001b6fdb" officeooo:paragraph-rsid="001b6fdb"/>
    </style:style>
    <style:style style:name="P10" style:family="paragraph" style:parent-style-name="Text_20_body">
      <style:paragraph-properties fo:margin-top="0.101cm" fo:margin-bottom="0.101cm" loext:contextual-spacing="false" fo:line-height="115%" fo:text-align="justify" style:justify-single-word="false"/>
      <style:text-properties fo:language="en" fo:country="US" fo:font-weight="bold" officeooo:rsid="001c0f09" officeooo:paragraph-rsid="001c0f09" style:font-weight-asian="bold" style:font-weight-complex="bold"/>
    </style:style>
    <style:style style:name="P11" style:family="paragraph" style:parent-style-name="Text_20_body">
      <style:paragraph-properties fo:line-height="150%" fo:text-align="justify" style:justify-single-word="false"/>
      <style:text-properties fo:language="en" fo:country="US" officeooo:rsid="0013bcf1" officeooo:paragraph-rsid="0013bcf1"/>
    </style:style>
    <style:style style:name="P12" style:family="paragraph" style:parent-style-name="Standard">
      <style:paragraph-properties fo:margin-top="0.101cm" fo:margin-bottom="0.101cm" loext:contextual-spacing="false" fo:line-height="115%"/>
      <style:text-properties fo:language="en" fo:country="US" officeooo:rsid="0019fb6e" officeooo:paragraph-rsid="0019fb6e"/>
    </style:style>
    <style:style style:name="P13" style:family="paragraph" style:parent-style-name="Standard">
      <style:text-properties fo:language="en" fo:country="US" officeooo:rsid="0013bcf1" officeooo:paragraph-rsid="000b29f4"/>
    </style:style>
    <style:style style:name="P14" style:family="paragraph" style:parent-style-name="Header">
      <style:paragraph-properties fo:padding="0.049cm" fo:border-left="none" fo:border-right="none" fo:border-top="none" fo:border-bottom="0.06pt solid #000000"/>
      <style:text-properties fo:font-size="8pt" officeooo:rsid="001cdfc0" officeooo:paragraph-rsid="001cdfc0" style:font-size-asian="8pt" style:font-size-complex="8pt"/>
    </style:style>
    <style:style style:name="P15" style:family="paragraph" style:parent-style-name="Text_20_body" style:list-style-name="L1">
      <style:paragraph-properties fo:margin-top="0.101cm" fo:margin-bottom="0.101cm" loext:contextual-spacing="false" fo:line-height="115%" fo:text-align="justify" style:justify-single-word="false"/>
      <style:text-properties fo:language="en" fo:country="US" officeooo:paragraph-rsid="001b6fdb"/>
    </style:style>
    <style:style style:name="P16" style:family="paragraph" style:parent-style-name="Text_20_body" style:list-style-name="L3">
      <style:paragraph-properties fo:margin-top="0.101cm" fo:margin-bottom="0.101cm" loext:contextual-spacing="false" fo:line-height="115%" fo:text-align="justify" style:justify-single-word="false"/>
      <style:text-properties fo:language="en" fo:country="US" officeooo:paragraph-rsid="000f6fb2"/>
    </style:style>
    <style:style style:name="P17" style:family="paragraph" style:parent-style-name="Text_20_body" style:list-style-name="L1">
      <style:paragraph-properties fo:margin-top="0.101cm" fo:margin-bottom="0.101cm" loext:contextual-spacing="false" fo:line-height="115%" fo:text-align="justify" style:justify-single-word="false"/>
      <style:text-properties fo:language="en" fo:country="US" officeooo:rsid="001c0f09" officeooo:paragraph-rsid="001c0f09"/>
    </style:style>
    <style:style style:name="P18" style:family="paragraph" style:parent-style-name="Text_20_body" style:list-style-name="L2">
      <style:paragraph-properties fo:margin-top="0.101cm" fo:margin-bottom="0.101cm" loext:contextual-spacing="false" fo:line-height="115%" fo:text-align="justify" style:justify-single-word="false"/>
      <style:text-properties fo:language="en" fo:country="US" officeooo:rsid="001c0f09" officeooo:paragraph-rsid="001c0f09"/>
    </style:style>
    <style:style style:name="P19" style:family="paragraph" style:parent-style-name="Text_20_body" style:list-style-name="L1">
      <style:paragraph-properties fo:margin-top="0.101cm" fo:margin-bottom="0.101cm" loext:contextual-spacing="false" fo:line-height="115%" fo:text-align="justify" style:justify-single-word="false"/>
      <style:text-properties fo:language="en" fo:country="US" officeooo:rsid="001b6fdb" officeooo:paragraph-rsid="001b6fdb"/>
    </style:style>
    <style:style style:name="T1" style:family="text">
      <style:text-properties officeooo:rsid="000f6fb2"/>
    </style:style>
    <style:style style:name="T2" style:family="text">
      <style:text-properties officeooo:rsid="001444f0"/>
    </style:style>
    <style:style style:name="T3" style:family="text">
      <style:text-properties officeooo:rsid="00162b74"/>
    </style:style>
    <style:style style:name="T4" style:family="text">
      <style:text-properties officeooo:rsid="001b1535"/>
    </style:style>
    <style:style style:name="T5" style:family="text">
      <style:text-properties officeooo:rsid="001b6fdb"/>
    </style:style>
    <style:style style:name="T6" style:family="text">
      <style:text-properties fo:language="en" fo:country="US" officeooo:rsid="0016b199"/>
    </style:style>
    <style:style style:name="T7" style:family="text">
      <style:text-properties fo:language="en" fo:country="US" officeooo:rsid="00185511"/>
    </style:style>
    <style:style style:name="T8" style:family="text">
      <style:text-properties fo:language="en" fo:country="US" officeooo:rsid="001cb921"/>
    </style:style>
    <style:style style:name="T9" style:family="text">
      <style:text-properties fo:language="en" fo:country="US" officeooo:rsid="0019fb6e"/>
    </style:style>
    <style:style style:name="T10" style:family="text">
      <style:text-properties fo:language="en" fo:country="US" officeooo:rsid="001cdfc0"/>
    </style:style>
    <style:style style:name="T11" style:family="text">
      <style:text-properties fo:language="en" fo:country="US" officeooo:rsid="001ddb66"/>
    </style:style>
    <style:style style:name="T12" style:family="text">
      <style:text-properties fo:language="en" fo:country="US" officeooo:rsid="001f451a"/>
    </style:style>
    <style:style style:name="T13" style:family="text">
      <style:text-properties officeooo:rsid="001c0f09"/>
    </style:style>
    <style:style style:name="T14" style:family="text">
      <style:text-properties officeooo:rsid="001cb921"/>
    </style:style>
    <style:style style:name="T15" style:family="text">
      <style:text-properties officeooo:rsid="001cdfc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4">Analyze</text:span> the follo<text:span text:style-name="T2">w</text:span>ing proposal:</text:p>
      <text:p text:style-name="P1">We are going to develop a game called Star Battle. It will have a web version and a mobile version too, so we will need the kind of technology that allows us this versatility.</text:p>
      <text:p text:style-name="P2">It will be possible to play with only one device, against an IA, or against other remote contenders via Internet.</text:p>
      <text:p text:style-name="P2">We will need a web hosting with a high-bandwi<text:span text:style-name="T3">d</text:span>th <text:span text:style-name="T3">as we want the Internet games to go smoothly. Besides, we will use an Oracle database to store users and games, always following data protection regulations.</text:span></text:p>
      <text:p text:style-name="P7"><text:span text:style-name="T6">In a game, </text:span><text:span text:style-name="T7">there </text:span><text:span text:style-name="T6">will be two contenders, one will be </text:span><text:span text:style-name="T8">the </text:span><text:span text:style-name="T6">Starfleet and the other will be </text:span><text:span text:style-name="T8">the </text:span><text:span text:style-name="T6">Klingon Empire. These p</text:span><text:span text:style-name="T8">layers</text:span><text:span text:style-name="T6"> may be registered users (they have to log in the application) or guest users. </text:span><text:span text:style-name="T11">The registered users will choose </text:span><text:span text:style-name="T12">whether</text:span><text:span text:style-name="T11"> they are Starfleet or Klingon Empire, but guest users will only be </text:span><text:span text:style-name="T12">able to choose </text:span><text:span text:style-name="T11">Klingon Empire.</text:span><text:span text:style-name="T6"> Each contender will have a starship fleet with </text:span><text:span text:style-name="T7">6 starships and each ship will have 2 different cannons (laser cannon, plasma cannon, etc.)</text:span></text:p>
      <text:p text:style-name="P3">First of all, users will choose a level (1,2 or 3) meaning the difficulty of the game.</text:p>
      <text:p text:style-name="P8"><text:span text:style-name="T9">Each </text:span><text:span text:style-name="T10">star</text:span><text:span text:style-name="T9">ship will be placed in a coordinate (x, y) of the grid of the game and the game will start. Each player will alternatively shoot to a coordinate</text:span><text:span text:style-name="T6"> </text:span><text:span text:style-name="T9">choosing which ship and weapon to use. Each weapon has the option of double power and the damage to the enemy will be the double, however, it means wasting the double of a</text:span><text:span text:style-name="T8">mmunition</text:span><text:span text:style-name="T9"> of the weapon chosen.</text:span><text:span text:style-name="T6"> <text:s text:c="3"/></text:span></text:p>
      <text:p text:style-name="P3">Each weapon has a fixed amount of amm<text:span text:style-name="T4">u</text:span>nition <text:span text:style-name="T4">which is updated each shot. When the ammunition is out, the weapon will not be able to be used again, unless the player is a registered user who has stored points from previous victorious games.</text:span></text:p>
      <text:p text:style-name="P4">Each ship will have a shield which <text:span text:style-name="T14">allows the ship to </text:span>absorb a number of impacts before being destroyed.</text:p>
      <text:p text:style-name="P4">If a ship is not damaged durin<text:span text:style-name="T5">g</text:span> 10 turns, it will be completely repaired.</text:p>
      <text:p text:style-name="P5">In each turn a player shoots, the other check<text:span text:style-name="T15">s</text:span> the damages of the fleet <text:span text:style-name="T15">and</text:span> informs to the contender if it has been damaged or not. </text:p>
      <text:p text:style-name="P5">The game continues until one of the fleet is completely destroyed or the Star Fleet surrenders (Klingon Empire never surrenders)</text:p>
      <text:p text:style-name="P5">When the game is over, a ranking with the best players will be updated and the winner will have points added to their profile which they will be able to exchange for <text:span text:style-name="T15">ammunition</text:span> in other games.</text:p>
      <text:p text:style-name="P13"/>
      <text:p text:style-name="P6">What do you have to do?</text:p>
      <text:p text:style-name="P9">You will have to write a document with these sections:</text:p>
      <text:list xml:id="list1858338095" text:style-name="L1">
        <text:list-item>
          <text:p text:style-name="P15"><text:span text:style-name="T5">A cover page with the title </text:span><text:s/>"<text:bookmark text:name="tw-target-text"/>Star Battle game analysis", gr<text:span text:style-name="T5">oup</text:span> (<text:span text:style-name="T1">1st DAW/DAM</text:span>) <text:span text:style-name="T5">and your name.</text:span></text:p>
        </text:list-item>
        <text:list-item>
          <text:p text:style-name="P17">A table of contents</text:p>
        </text:list-item>
        <text:list-item>
          <text:p text:style-name="P17">An introduction, explaining the project to be developed.</text:p>
        </text:list-item>
        <text:list-item>
          <text:p text:style-name="P19"><text:soft-page-break/>The SRS including three subsections (functional requirements, non functional requirements and system requirements) where you must specify the requirements of each type, according to the information that you can extract from the introduction.</text:p>
        </text:list-item>
      </text:list>
      <text:list xml:id="list3945610830" text:style-name="L2">
        <text:list-item>
          <text:p text:style-name="P18">The use cases diagram of the general <text:span text:style-name="T15">behavior</text:span> of the project.</text:p>
        </text:list-item>
        <text:list-item>
          <text:p text:style-name="P18">Two activity diagrams of two use cases of the project.</text:p>
        </text:list-item>
      </text:list>
      <text:p text:style-name="P10">Assessment</text:p>
      <text:list xml:id="list1475555331" text:style-name="L3">
        <text:list-item>
          <text:p text:style-name="P16"><text:span text:style-name="T13">SRS</text:span>: 3 <text:span text:style-name="T13">points</text:span></text:p>
        </text:list-item>
        <text:list-item>
          <text:p text:style-name="P16"><text:span text:style-name="T13">Use cases diagram</text:span>: 3 p<text:span text:style-name="T13">oints</text:span></text:p>
        </text:list-item>
        <text:list-item>
          <text:p text:style-name="P16"><text:span text:style-name="T13">Activity diagrams</text:span>: 3 p<text:span text:style-name="T13">oint</text:span>s (1,5 p<text:span text:style-name="T13">oints</text:span> <text:span text:style-name="T13">each</text:span>) </text:p>
        </text:list-item>
        <text:list-item>
          <text:p text:style-name="P16"><text:span text:style-name="T13">Presentation</text:span> (<text:span text:style-name="T13">cover page</text:span>, <text:span text:style-name="T13">cleanliness</text:span>, clar<text:span text:style-name="T13">ity,</text:span> etc): 1 p<text:span text:style-name="T14">oint</text:span> </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text-properties fo:font-size="8pt" officeooo:rsid="001cdfc0" officeooo:paragraph-rsid="001cdfc0"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1st DAW/DAM<text:tab/>Development Environment (units 4 to 6)<text:tab/>IES San Vicent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8-10-11T10:11:25.050471647</meta:creation-date>
    <dc:date>2020-10-10T12:56:12.099856567</dc:date>
    <meta:editing-duration>PT7H54M27S</meta:editing-duration>
    <meta:editing-cycles>12</meta:editing-cycles>
    <meta:generator>LibreOffice/6.3.3.2$MacOSX_X86_64 LibreOffice_project/a64200df03143b798afd1ec74a12ab50359878ed</meta:generator>
    <meta:document-statistic meta:table-count="0" meta:image-count="0" meta:object-count="0" meta:page-count="2" meta:paragraph-count="27" meta:word-count="560" meta:character-count="3151" meta:non-whitespace-character-count="2620"/>
  </office:meta>
</office:document-meta>
</file>